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bc5c" officeooo:paragraph-rsid="0005bc5c"/>
    </style:style>
    <style:style style:name="P2" style:family="paragraph" style:parent-style-name="Standard">
      <style:paragraph-properties fo:text-align="center" style:justify-single-word="false"/>
      <style:text-properties officeooo:rsid="0005bc5c" officeooo:paragraph-rsid="0005bc5c"/>
    </style:style>
    <style:style style:name="P3" style:family="paragraph" style:parent-style-name="Standard">
      <style:paragraph-properties fo:text-align="center" style:justify-single-word="false"/>
      <style:text-properties officeooo:rsid="0005bc5c" officeooo:paragraph-rsid="00073fb5"/>
    </style:style>
    <style:style style:name="P4" style:family="paragraph" style:parent-style-name="Standard">
      <style:text-properties officeooo:rsid="00073fb5" officeooo:paragraph-rsid="00073fb5"/>
    </style:style>
    <style:style style:name="P5" style:family="paragraph" style:parent-style-name="Standard">
      <style:text-properties officeooo:rsid="0005bc5c" officeooo:paragraph-rsid="0005bc5c"/>
    </style:style>
    <style:style style:name="P6" style:family="paragraph" style:parent-style-name="Standard">
      <style:text-properties officeooo:rsid="0005bc5c" officeooo:paragraph-rsid="000a2248"/>
    </style:style>
    <style:style style:name="T1" style:family="text">
      <style:text-properties officeooo:rsid="0005bc5c"/>
    </style:style>
    <style:style style:name="T2" style:family="text">
      <style:text-properties officeooo:rsid="00073fb5"/>
    </style:style>
    <style:style style:name="T3" style:family="text">
      <style:text-properties officeooo:rsid="00085918"/>
    </style:style>
    <style:style style:name="T4" style:family="text">
      <style:text-properties officeooo:rsid="0009960e"/>
    </style:style>
    <style:style style:name="T5" style:family="text">
      <style:text-properties officeooo:rsid="000a22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yout Command <text:span text:style-name="T5">and </text:span>Control – LCC</text:p>
      <text:p text:style-name="P1">Documentation Package</text:p>
      <text:p text:style-name="P1">February 2015</text:p>
      <text:p text:style-name="P1"/>
      <text:p text:style-name="P1"/>
      <text:p text:style-name="P1"/>
      <text:p text:style-name="P1"/>
      <text:p text:style-name="P2">This package of Standards and Technical Notes </text:p>
      <text:p text:style-name="P2">are submitted to the NMRA Board</text:p>
      <text:p text:style-name="P3">for acceptance as the </text:p>
      <text:p text:style-name="P3">First Official Release</text:p>
      <text:p text:style-name="P2">of</text:p>
      <text:p text:style-name="P2">Layout Command <text:span text:style-name="T4">and </text:span>Control – LCC</text:p>
      <text:p text:style-name="P1"/>
      <text:p text:style-name="P4"/>
      <text:p text:style-name="P4"/>
      <text:p text:style-name="P4">This set of Standards and Technical Notes documents forms the basis and infrastructure for an extensible and flexible layout control bus system for Model Railroads. <text:s/>It is designed for both the novice and experienced modeler, and b<text:span text:style-name="T3">o</text:span>th small personal and large modular group layout. <text:s/></text:p>
      <text:p text:style-name="P1"/>
      <text:p text:style-name="P4">It was developed in public by the OpenLCB Development Team with the input from many people but especially the members of the OpenLCB egroup on Yahoogroups. <text:s/>It is the accumulation of years of work, with goals set forth by the NMRA Board as Goals and Mandate, and the self-determined Goals and Measures, documents. <text:s/></text:p>
      <text:p text:style-name="P1"/>
      <text:p text:style-name="P1"/>
      <text:p text:style-name="P1"/>
      <text:p text:style-name="P6">The OpenLCB Development Team consists of: Stuart Baker USA, Dick Bronson USA, Ken Cameron USA, Don Goodman-Wilson <text:span text:style-name="T2">USA, </text:span>David Harris Canada, Tim Hatch <text:span text:style-name="T2">USA, </text:span>Bob Jacobsen USA, <text:span text:style-name="T3">Jim Kueneman USA, </text:span>Balazs Racz Switzerland, <text:span text:style-name="T5">and </text:span>Alex Shepherd New Zealand. <text:s/></text:p>
      <text:p text:style-name="P1"/>
      <text:p text:style-name="P4">Special thanks to <text:span text:style-name="T1">Stephen Priest, NMRA Board </text:span>Liaison, and the members of the OpenLCB egroup, especially Robert Middl<text:span text:style-name="T3">e</text:span>ton, <text:span text:style-name="T3">for</text:span> <text:span text:style-name="T3">t</text:span>heir discussion, suggestions and <text:s/>for reviewing the document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8:19:01.544003000</meta:creation-date>
    <dc:date>2015-02-17T01:03:18.915338154</dc:date>
    <meta:editing-duration>PT16M23S</meta:editing-duration>
    <meta:editing-cycles>4</meta:editing-cycles>
    <meta:generator>LibreOffice/4.2.7.2$Linux_X86_64 LibreOffice_project/420m0$Build-2</meta:generator>
    <dc:creator>Balazs Racz</dc:creator>
    <meta:document-statistic meta:table-count="0" meta:image-count="0" meta:object-count="0" meta:page-count="1" meta:paragraph-count="13" meta:word-count="197" meta:character-count="1258" meta:non-whitespace-character-count="1059"/>
  </office:meta>
</office:document-meta>
</file>